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paragraph-properties>
        <style:tab-stops>
          <style:tab-stop style:position="6.103cm"/>
          <style:tab-stop style:position="10.001cm"/>
        </style:tab-stops>
      </style:paragraph-properties>
    </style:style>
    <style:style style:name="P8" style:family="paragraph" style:parent-style-name="Body">
      <style:text-properties fo:font-style="normal" style:font-style-asian="normal" style:font-style-complex="normal"/>
    </style:style>
    <style:style style:name="P9" style:family="paragraph" style:parent-style-name="Standard">
      <style:text-properties fo:color="#ff0000" fo:font-style="italic" fo:font-weight="bold" style:font-style-asian="italic" style:font-weight-asian="bold"/>
    </style:style>
    <style:style style:name="P10" style:family="paragraph" style:parent-style-name="Abstract">
      <style:text-properties fo:font-size="16pt" fo:font-weight="bold" style:font-size-asian="16pt" style:font-weight-asian="bold"/>
    </style:style>
    <style:style style:name="P11" style:family="paragraph" style:parent-style-name="Abstract">
      <style:text-properties fo:font-size="10pt" fo:font-weight="normal" style:font-size-asian="10pt" style:font-weight-asian="normal" style:font-size-complex="10pt" style:font-weight-complex="normal"/>
    </style:style>
    <style:style style:name="P12" style:family="paragraph" style:parent-style-name="Code_20_Snipet">
      <style:text-properties fo:font-style="normal" style:font-style-asian="normal" style:font-style-complex="normal"/>
    </style:style>
    <style:style style:name="P13" style:family="paragraph" style:parent-style-name="Heading_20_1">
      <style:paragraph-properties fo:break-before="page"/>
      <style:text-properties fo:language="fr" fo:country="FR"/>
    </style:style>
    <style:style style:name="P14" style:family="paragraph" style:parent-style-name="Heading_20_2">
      <style:text-properties fo:language="fr" fo:country="FR"/>
    </style:style>
    <style:style style:name="P15" style:family="paragraph" style:parent-style-name="Heading_20_2">
      <style:text-properties fo:font-style="normal" style:font-style-asian="normal" style:font-style-complex="normal"/>
    </style:style>
    <style:style style:name="P16" style:family="paragraph" style:parent-style-name="Body" style:list-style-name="L1"/>
    <style:style style:name="P17" style:family="paragraph" style:parent-style-name="Body" style:list-style-name="L1">
      <style:text-properties fo:font-style="normal" style:font-style-asian="normal" style:font-style-complex="normal"/>
    </style:style>
    <style:style style:name="P18" style:family="paragraph" style:parent-style-name="Body" style:list-style-name="L2"/>
    <style:style style:name="P19" style:family="paragraph" style:parent-style-name="Body" style:list-style-name="L3"/>
    <style:style style:name="P20" style:family="paragraph" style:parent-style-name="Body" style:list-style-name="L4"/>
    <style:style style:name="P21" style:family="paragraph" style:parent-style-name="Body" style:list-style-name="L5"/>
    <style:style style:name="P2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4" style:family="paragraph" style:parent-style-name="Document_20_Title" style:master-page-name="First_20_Page">
      <style:paragraph-properties style:page-number="auto"/>
      <style:text-properties fo:font-size="10pt" fo:font-style="italic" style:font-size-asian="10pt" style:font-style-asian="italic"/>
    </style:style>
    <style:style style:name="P25" style:family="paragraph" style:parent-style-name="CellBody">
      <style:paragraph-properties style:snap-to-layout-grid="false"/>
    </style:style>
    <style:style style:name="P26" style:family="paragraph" style:parent-style-name="CellBody">
      <style:paragraph-properties style:snap-to-layout-grid="false"/>
      <style:text-properties fo:color="#000000" fo:font-style="italic" style:font-style-asian="italic"/>
    </style:style>
    <style:style style:name="P27" style:family="paragraph" style:parent-style-name="Definition_20_Term" style:list-style-name="WW8Num3"/>
    <style:style style:name="T1" style:family="text">
      <style:text-properties fo:font-style="normal" style:font-style-asian="normal" style:font-style-complex="normal"/>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7202387271488" text:id="ct107202387271488">
          <text:insertion>
            <office:change-info>
              <dc:creator>David Bosschaert</dc:creator>
              <dc:date>2015-05-06T21:36:00</dc:date>
            </office:change-info>
          </text:insertion>
        </text:changed-region>
        <text:changed-region xml:id="ct106652631471616" text:id="ct106652631471616">
          <text:format-change>
            <office:change-info>
              <dc:creator>David Bosschaert</dc:creator>
              <dc:date>2015-05-06T21:43:00</dc:date>
            </office:change-info>
          </text:format-change>
        </text:changed-region>
        <text:changed-region xml:id="ct105553119820032" text:id="ct105553119820032">
          <text:insertion>
            <office:change-info>
              <dc:creator>David Bosschaert</dc:creator>
              <dc:date>2015-05-06T21:43:00</dc:date>
            </office:change-info>
          </text:insertion>
        </text:changed-region>
        <text:changed-region xml:id="ct105553117831360" text:id="ct105553117831360">
          <text:insertion>
            <office:change-info>
              <dc:creator>David Bosschaert</dc:creator>
              <dc:date>2015-05-06T21:43:00</dc:date>
            </office:change-info>
          </text:insertion>
        </text:changed-region>
        <text:changed-region xml:id="ct106102875664064" text:id="ct106102875664064">
          <text:insertion>
            <office:change-info>
              <dc:creator>David Bosschaert</dc:creator>
              <dc:date>2015-05-06T21:43:00</dc:date>
            </office:change-info>
          </text:insertion>
        </text:changed-region>
        <text:changed-region xml:id="ct106102875660800" text:id="ct106102875660800">
          <text:insertion>
            <office:change-info>
              <dc:creator>David Bosschaert</dc:creator>
              <dc:date>2015-05-06T21:44:00</dc:date>
            </office:change-info>
          </text:insertion>
        </text:changed-region>
        <text:changed-region xml:id="ct106102875648512" text:id="ct106102875648512">
          <text:insertion>
            <office:change-info>
              <dc:creator>David Bosschaert</dc:creator>
              <dc:date>2015-05-06T21:37:00</dc:date>
            </office:change-info>
          </text:insertion>
        </text:changed-region>
        <text:changed-region xml:id="ct107202387307776" text:id="ct107202387307776">
          <text:deletion>
            <office:change-info>
              <dc:creator>David Bosschaert</dc:creator>
              <dc:date>2015-05-06T21:37:00</dc:date>
            </office:change-info>
            <text:p text:style-name="Body"><text:span text:style-name="T1">generic</text:span></text:p>
          </text:deletion>
        </text:changed-region>
        <text:changed-region xml:id="ct107202387308736" text:id="ct107202387308736">
          <text:insertion>
            <office:change-info>
              <dc:creator>David Bosschaert</dc:creator>
              <dc:date>2015-05-06T21:37:00</dc:date>
            </office:change-info>
          </text:insertion>
        </text:changed-region>
        <text:changed-region xml:id="ct106102875649856" text:id="ct106102875649856">
          <text:insertion>
            <office:change-info>
              <dc:creator>David Bosschaert</dc:creator>
              <dc:date>2015-05-06T21:37:00</dc:date>
            </office:change-info>
          </text:insertion>
        </text:changed-region>
        <text:changed-region xml:id="ct106102875647744" text:id="ct106102875647744">
          <text:deletion>
            <office:change-info>
              <dc:creator>David Bosschaert</dc:creator>
              <dc:date>2015-05-06T21:38:00</dc:date>
            </office:change-info>
            <text:p text:style-name="Body">, they are atomic</text:p>
          </text:deletion>
        </text:changed-region>
        <text:changed-region xml:id="ct106102875650432" text:id="ct106102875650432">
          <text:deletion>
            <office:change-info>
              <dc:creator>David Bosschaert</dc:creator>
              <dc:date>2015-05-06T21:37:00</dc:date>
            </office:change-info>
            <text:p text:style-name="Body"><text:s/>Simple types are either booleans, characters, numbers, and String.</text:p>
          </text:deletion>
        </text:changed-region>
        <text:changed-region xml:id="ct105553117831552" text:id="ct105553117831552">
          <text:insertion>
            <office:change-info>
              <dc:creator>David Bosschaert</dc:creator>
              <dc:date>2015-05-06T21:38:00</dc:date>
            </office:change-info>
          </text:insertion>
        </text:changed-region>
        <text:changed-region xml:id="ct107202387316416" text:id="ct107202387316416">
          <text:insertion>
            <office:change-info>
              <dc:creator>David Bosschaert</dc:creator>
              <dc:date>2015-05-06T21:39:00</dc:date>
            </office:change-info>
          </text:insertion>
        </text:changed-region>
        <text:changed-region xml:id="ct105553119852096" text:id="ct105553119852096">
          <text:insertion>
            <office:change-info>
              <dc:creator>David Bosschaert</dc:creator>
              <dc:date>2015-05-06T21:40:00</dc:date>
            </office:change-info>
          </text:insertion>
        </text:changed-region>
        <text:changed-region xml:id="ct105553119843648" text:id="ct105553119843648">
          <text:deletion>
            <office:change-info>
              <dc:creator>David Bosschaert</dc:creator>
              <dc:date>2015-05-06T21:39:00</dc:date>
            </office:change-info>
            <text:p text:style-name="Body">from</text:p>
          </text:deletion>
        </text:changed-region>
        <text:changed-region xml:id="ct105553119842112" text:id="ct105553119842112">
          <text:insertion>
            <office:change-info>
              <dc:creator>David Bosschaert</dc:creator>
              <dc:date>2015-05-06T21:39:00</dc:date>
            </office:change-info>
          </text:insertion>
        </text:changed-region>
        <text:changed-region xml:id="ct106102875655616" text:id="ct106102875655616">
          <text:deletion>
            <office:change-info>
              <dc:creator>David Bosschaert</dc:creator>
              <dc:date>2015-05-06T21:40:00</dc:date>
            </office:change-info>
            <text:p text:style-name="Body">.</text:p>
          </text:deletion>
        </text:changed-region>
        <text:changed-region xml:id="ct106652631448960" text:id="ct106652631448960">
          <text:insertion>
            <office:change-info>
              <dc:creator>David Bosschaert</dc:creator>
              <dc:date>2015-05-06T21:41:00</dc:date>
            </office:change-info>
          </text:insertion>
        </text:changed-region>
        <text:changed-region xml:id="ct107202387316608" text:id="ct107202387316608">
          <text:deletion>
            <office:change-info>
              <dc:creator>David Bosschaert</dc:creator>
              <dc:date>2015-05-06T21:40:00</dc:date>
            </office:change-info>
            <text:p text:style-name="Body">s</text:p>
          </text:deletion>
        </text:changed-region>
        <text:changed-region xml:id="ct106102875657728" text:id="ct106102875657728">
          <text:deletion>
            <office:change-info>
              <dc:creator>David Bosschaert</dc:creator>
              <dc:date>2015-05-06T21:41:00</dc:date>
            </office:change-info>
            <text:p text:style-name="Body">D</text:p>
          </text:deletion>
        </text:changed-region>
        <text:changed-region xml:id="ct106102875657920" text:id="ct106102875657920">
          <text:insertion>
            <office:change-info>
              <dc:creator>David Bosschaert</dc:creator>
              <dc:date>2015-05-06T21:41:00</dc:date>
            </office:change-info>
          </text:insertion>
        </text:changed-region>
        <text:changed-region xml:id="ct107202387317568" text:id="ct107202387317568">
          <text:deletion>
            <office:change-info>
              <dc:creator>David Bosschaert</dc:creator>
              <dc:date>2015-05-06T21:42:00</dc:date>
            </office:change-info>
            <text:p text:style-name="Body">D</text:p>
          </text:deletion>
        </text:changed-region>
        <text:changed-region xml:id="ct107202385267840" text:id="ct107202385267840">
          <text:insertion>
            <office:change-info>
              <dc:creator>David Bosschaert</dc:creator>
              <dc:date>2015-05-06T21:42:00</dc:date>
            </office:change-info>
          </text:insertion>
        </text:changed-region>
        <text:changed-region xml:id="ct106652631448000" text:id="ct106652631448000">
          <text:deletion>
            <office:change-info>
              <dc:creator>David Bosschaert</dc:creator>
              <dc:date>2015-05-06T21:42:00</dc:date>
            </office:change-info>
            <text:p text:style-name="Body">D</text:p>
          </text:deletion>
        </text:changed-region>
        <text:changed-region xml:id="ct106652631445120" text:id="ct106652631445120">
          <text:insertion>
            <office:change-info>
              <dc:creator>David Bosschaert</dc:creator>
              <dc:date>2015-05-06T21:42:00</dc:date>
            </office:change-info>
          </text:insertion>
        </text:changed-region>
        <text:changed-region xml:id="ct107202387313536" text:id="ct107202387313536">
          <text:deletion>
            <office:change-info>
              <dc:creator>David Bosschaert</dc:creator>
              <dc:date>2015-05-06T21:42:00</dc:date>
            </office:change-info>
            <text:p text:style-name="Body">Writer</text:p>
          </text:deletion>
        </text:changed-region>
        <text:changed-region xml:id="ct107202387318912" text:id="ct107202387318912">
          <text:insertion>
            <office:change-info>
              <dc:creator>David Bosschaert</dc:creator>
              <dc:date>2015-05-06T21:42:00</dc:date>
            </office:change-info>
          </text:insertion>
        </text:changed-region>
        <text:changed-region xml:id="ct106102875664832" text:id="ct106102875664832">
          <text:deletion>
            <office:change-info>
              <dc:creator>David Bosschaert</dc:creator>
              <dc:date>2015-05-06T21:42:00</dc:date>
            </office:change-info>
            <text:p text:style-name="Body">D</text:p>
          </text:deletion>
        </text:changed-region>
        <text:changed-region xml:id="ct106102875663680" text:id="ct106102875663680">
          <text:insertion>
            <office:change-info>
              <dc:creator>David Bosschaert</dc:creator>
              <dc:date>2015-05-06T21:42:00</dc:date>
            </office:change-info>
          </text:insertion>
        </text:changed-region>
        <text:changed-region xml:id="ct106102875661184" text:id="ct106102875661184">
          <text:insertion>
            <office:change-info>
              <dc:creator>David Bosschaert</dc:creator>
              <dc:date>2015-05-06T21:42:00</dc:date>
            </office:change-info>
          </text:insertion>
        </text:changed-region>
        <text:changed-region xml:id="ct107202387312192" text:id="ct107202387312192">
          <text:deletion>
            <office:change-info>
              <dc:creator>David Bosschaert</dc:creator>
              <dc:date>2015-05-06T21:42:00</dc:date>
            </office:change-info>
            <text:p text:style-name="Body">er</text:p>
          </text:deletion>
        </text:changed-region>
        <text:changed-region xml:id="ct107202387325632" text:id="ct107202387325632">
          <text:deletion>
            <office:change-info>
              <dc:creator>David Bosschaert</dc:creator>
              <dc:date>2015-05-06T21:42:00</dc:date>
            </office:change-info>
            <text:p text:style-name="Body">D</text:p>
          </text:deletion>
        </text:changed-region>
        <text:changed-region xml:id="ct107202387314496" text:id="ct107202387314496">
          <text:insertion>
            <office:change-info>
              <dc:creator>David Bosschaert</dc:creator>
              <dc:date>2015-05-06T21:42:00</dc:date>
            </office:change-info>
          </text:insertion>
        </text:changed-region>
        <text:changed-region xml:id="ct106102875657536" text:id="ct106102875657536">
          <text:insertion>
            <office:change-info>
              <dc:creator>David Bosschaert</dc:creator>
              <dc:date>2015-05-06T21:42:00</dc:date>
            </office:change-info>
          </text:insertion>
        </text:changed-region>
        <text:changed-region xml:id="ct107202387314880" text:id="ct107202387314880">
          <text:insertion>
            <office:change-info>
              <dc:creator>David Bosschaert</dc:creator>
              <dc:date>2015-05-06T21:43:00</dc:date>
            </office:change-info>
          </text:insertion>
        </text:changed-region>
        <text:changed-region xml:id="ct106102875663872" text:id="ct106102875663872">
          <text:deletion>
            <office:change-info>
              <dc:creator>David Bosschaert</dc:creator>
              <dc:date>2015-05-06T21:42:00</dc:date>
            </office:change-info>
            <text:p text:style-name="Body">D</text:p>
          </text:deletion>
        </text:changed-region>
        <text:changed-region xml:id="ct106102875659840" text:id="ct106102875659840">
          <text:insertion>
            <office:change-info>
              <dc:creator>David Bosschaert</dc:creator>
              <dc:date>2015-05-06T21:42:00</dc:date>
            </office:change-info>
          </text:insertion>
        </text:changed-region>
        <text:changed-region xml:id="ct107202387320640" text:id="ct107202387320640">
          <text:deletion>
            <office:change-info>
              <dc:creator>David Bosschaert</dc:creator>
              <dc:date>2015-05-06T21:42:00</dc:date>
            </office:change-info>
            <text:p text:style-name="Body">D</text:p>
          </text:deletion>
        </text:changed-region>
        <text:changed-region xml:id="ct107202387320064" text:id="ct107202387320064">
          <text:insertion>
            <office:change-info>
              <dc:creator>David Bosschaert</dc:creator>
              <dc:date>2015-05-06T21:42:00</dc:date>
            </office:change-info>
          </text:insertion>
        </text:changed-region>
        <text:changed-region xml:id="ct106652631438400" text:id="ct106652631438400">
          <text:deletion>
            <office:change-info>
              <dc:creator>David Bosschaert</dc:creator>
              <dc:date>2015-05-06T21:42:00</dc:date>
            </office:change-info>
            <text:p text:style-name="Body">D</text:p>
          </text:deletion>
        </text:changed-region>
        <text:changed-region xml:id="ct106652631458944" text:id="ct106652631458944">
          <text:insertion>
            <office:change-info>
              <dc:creator>David Bosschaert</dc:creator>
              <dc:date>2015-05-06T21: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9-Object-Conversion</text:user-defined></text:p>
      <text:p text:style-name="Document_20_Title"><text:span text:style-name="T2">Draft<text:line-break/><text:line-break/></text:span><text:span text:style-name="T2"><text:page-count style:num-format="1">10</text:page-count></text:span><text:span text:style-name="T2"> Pages</text:span></text:p>
      <text:p text:style-name="P10">Abstract</text:p>
      <text:p text:style-name="P11">Java is a type safe language that <text:change-start text:change-id="ct107202387271488"/>can <text:change-end text:change-id="ct107202387271488"/>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3" text:outline-level="1" text:restart-numbering="true" text:start-value="-1">Document Information</text:h>
      <text:h text:style-name="P1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0 Document Information<text:tab/>2</text:p>
          <text:p text:style-name="P23">0.1 Table of Contents<text:tab/>2</text:p>
          <text:p text:style-name="P23">0.2 Terminology and Document Conventions<text:tab/>3</text:p>
          <text:p text:style-name="P23">0.3 Revision History<text:tab/>3</text:p>
          <text:p text:style-name="P22">1 Introduction<text:tab/>3</text:p>
          <text:p text:style-name="P22">2 Application Domain<text:tab/>4</text:p>
          <text:p text:style-name="P23">2.1 Conversions<text:tab/>4</text:p>
          <text:p text:style-name="P23">2.2 Reflection<text:tab/>5</text:p>
          <text:p text:style-name="P23">2.3 Terminology + Abbreviations <text:tab/>5</text:p>
          <text:p text:style-name="P22">3 Problem Description<text:tab/>6</text:p>
          <text:p text:style-name="P22">4 Use Cases<text:tab/>6</text:p>
          <text:p text:style-name="P23">4.1 Configuration Admin Properties Handling<text:tab/>6</text:p>
          <text:p text:style-name="P23">4.2 REST API 1<text:tab/>7</text:p>
          <text:p text:style-name="P23">4.3 REST API 2<text:tab/>7</text:p>
          <text:p text:style-name="P23">4.4 REST API 3<text:tab/>7</text:p>
          <text:p text:style-name="P23">4.5 Configurable<text:tab/>8</text:p>
          <text:p text:style-name="P22">5 Requirements<text:tab/>8</text:p>
          <text:p text:style-name="P23">5.1 General<text:tab/>8</text:p>
          <text:p text:style-name="P23">5.2 Maps<text:tab/>8</text:p>
          <text:p text:style-name="P23">5.3 DTOs<text:tab/>8</text:p>
          <text:p text:style-name="P23">5.4 JSON<text:tab/>9</text:p>
          <text:p text:style-name="P22">6 Document Support<text:tab/>10</text:p>
          <text:p text:style-name="P23">6.1 References<text:tab/>10</text:p>
          <text:p text:style-name="P23">6.2 Author’s Address<text:tab/>10</text:p>
          <text:p text:style-name="P23">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1">
            <text:p text:style-name="P3">01/12/14</text:p>
          </table:table-cell>
          <table:table-cell table:style-name="Table1.C1" office:value-type="string">
            <text:p text:style-name="P3">Initial</text:p>
            <text:p text:style-name="P3"><text:change-start text:change-id="ct106652631471616"/><text:a xlink:type="simple" xlink:href="mailto:Peter.Kriens@aQute.biz" text:style-name="Internet_20_link" text:visited-style-name="Visited_20_Internet_20_Link">Peter.Kriens@aQute.biz</text:a><text:change-end text:change-id="ct106652631471616"/></text:p>
          </table:table-cell>
        </table:table-row>
        <table:table-row table:style-name="Table1.2">
          <table:table-cell table:style-name="Table1.A3" office:value-type="float" office:value="0.1">
            <text:p text:style-name="P2"><text:change-start text:change-id="ct105553119820032"/>0.1<text:change-end text:change-id="ct105553119820032"/></text:p>
          </table:table-cell>
          <table:table-cell table:style-name="Table1.B3" office:value-type="date" office:date-value="2015-05-06">
            <text:p text:style-name="P3"><text:change-start text:change-id="ct105553117831360"/>06/05/15<text:change-end text:change-id="ct105553117831360"/></text:p>
          </table:table-cell>
          <table:table-cell table:style-name="Table1.C3" office:value-type="string">
            <text:p text:style-name="P3"><text:change-start text:change-id="ct106102875664064"/>David Bosschaert – Small tweaks to the requirements as discussed at the Cologne <text:change-end text:change-id="ct106102875664064"/><text:change-start text:change-id="ct106102875660800"/>F2F.<text:change-end text:change-id="ct106102875660800"/></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ext:span text:style-name="T7">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Heading_20_1" text:outline-level="1"><text:soft-page-break/>Application Domain</text:h>
      <text:p text:style-name="P8">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8">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1">In release 6, the OSGi Alliance introduced Data Transfer Objects (</text:span><text:span text:style-name="T5">DTOs</text:span><text:span text:style-name="T1">).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8">By limiting the allowed data types in DTOs and ensuring they have no cycles they can be easily (de)serialized using JSON, providing easy interactions with Javascript.</text:p>
      <text:p text:style-name="Body"><text:span text:style-name="T1">In enRoute, a </text:span><text:span text:style-name="T5">DTO+</text:span><text:span text:style-name="T1"> is a DTO but it additionally allows many additional types and defines the rules for creating these types in a conversion.</text:span></text:p>
      <text:p text:style-name="P8">In applications, a DTO provides the same role as a Javascript hash/object. In java, however, the fields are typed, providing type checks and content assist in the browser. However, there are similar needs to what Javascript provides when objects are used that way:</text:p>
      <text:list xml:id="list6077268926529305214" text:style-name="L1">
        <text:list-item>
          <text:p text:style-name="P17">Deep copy – Create two DTOs that are equal but do not share any instances</text:p>
        </text:list-item>
        <text:list-item>
          <text:p text:style-name="P17">Deep equals – Compare two DTOs for equality</text:p>
        </text:list-item>
        <text:list-item>
          <text:p text:style-name="P17">Shallow copy – Create a new DTO but share the fields</text:p>
        </text:list-item>
        <text:list-item>
          <text:p text:style-name="P17">Diff – Calculate the difference between 2 DTOs, providing where and why the the objects are different.</text:p>
        </text:list-item>
        <text:list-item>
          <text:p text:style-name="P16"><text:span text:style-name="T1">Path based access – Provide a path based access into a DTO. E.g. a path can be </text:span><text:span text:style-name="Example"><text:span text:style-name="T1">foo.4.abc</text:span></text:span></text:p>
        </text:list-item>
      </text:list>
      <text:h text:style-name="P15" text:outline-level="2">Conversions</text:h>
      <text:p text:style-name="Body"><text:span text:style-name="T1">The Java language has the concept of a </text:span><text:span text:style-name="T5">type</text:span><text:span text:style-name="T1">. A type is define</text:span><text:change-start text:change-id="ct106102875648512"/><text:span text:style-name="T1">d</text:span><text:change-end text:change-id="ct106102875648512"/><text:span text:style-name="T1"> by either a class or one of the </text:span><text:change text:change-id="ct107202387307776"/><text:change-start text:change-id="ct107202387308736"/><text:span text:style-name="T1">primitive</text:span><text:change-end text:change-id="ct107202387308736"/><text:span text:style-name="T1"> types.</text:span></text:p>
      <text:p text:style-name="Body"><text:span text:style-name="T1">The first level of conversion of a </text:span><text:span text:style-name="T6">value</text:span><text:span text:style-name="T1"> is limited to </text:span><text:span text:style-name="T5">simple types</text:span>.<text:change-start text:change-id="ct106102875649856"/> Simple types are either booleans, characters, numbers, and String.<text:change-end text:change-id="ct106102875649856"/> Simple types do not use generics and have no cardinality<text:change text:change-id="ct106102875647744"/>. For example, converting a <text:span text:style-name="Example">String</text:span> to an <text:span text:style-name="Example">int</text:span>. In <text:soft-page-break/>general the developer that is writing the conversion expects a specific type as input and then calls an appropriate method to do the actual conversion: <text:s/><text:span text:style-name="Example">int integer = Integer.valueOf(string)</text:span>.<text:change text:change-id="ct106102875650432"/> </text:p>
      <text:p text:style-name="Body">The second level are <text:span text:style-name="T5">cardinal</text:span> types:</text:p>
      <text:list xml:id="list7849547321820257382" text:style-name="L2">
        <text:list-item>
          <text:p text:style-name="P18"><text:span text:style-name="T5">Collection</text:span> – An enumeration of zero or more values.</text:p>
        </text:list-item>
        <text:list-item>
          <text:p text:style-name="P18"><text:span text:style-name="T5">Arrays</text:span> – An enumeration of zero or more values.</text:p>
        </text:list-item>
        <text:list-item>
          <text:p text:style-name="P18"><text:span text:style-name="T5">Map</text:span> – A mapping from one value to another value</text:p>
        </text:list-item>
      </text:list>
      <text:h text:style-name="P15" text:outline-level="2">Reflection</text:h>
      <text:p text:style-name="P8">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1">Java does not have a built in concept to create a </text:span><text:span text:style-name="T5">type reference </text:span><text:span text:style-name="T1">for generic types since an instance does not contain the generic information it was compiled with, this information is erased. A common pattern to provide a generic type signature is to create a </text:span><text:span text:style-name="Example"><text:span text:style-name="T1">TypeReference&lt;T&gt;</text:span></text:span><text:span text:style-name="T1"> class. To create a reference, an inner subclass is created that then encodes the T in its generic signature for the super relation:</text:span></text:p>
      <text:p text:style-name="P12">new TypeReference&lt;List&lt;Map&lt;Pair&lt;Integer,String&gt;,String&gt;&gt;() {}</text:p>
      <text:p text:style-name="Body"><text:span text:style-name="T1">The <text:s/>TypeReference class then can inspect this information and provides the desired type information with a </text:span><text:span text:style-name="Example"><text:span text:style-name="T1">Type getType()</text:span></text:span><text:span text:style-name="T1"> method.</text:span></text:p>
      <text:p text:style-name="P8">Libraries like the bnd Converter can use the reflective information to create another object of a desired type. For example:</text:p>
      <text:p text:style-name="P12">byte[] barray = Converter.cnv( byte[].class, “1”); // new byte[]{1}</text:p>
      <text:p text:style-name="P12">List&lt;Short&gt; shorts = Converter.cnv( </text:p>
      <text:p text:style-name="P12"><text:s text:c="6"/>new TypeReference&lt;List&lt;Short&gt;&gt;(){}, new String[]{“1”,”2”}); // [1, 2]</text:p>
      <text:p text:style-name="P12">FooConfig fooConfig = Converter.cnv( FooConfig.class, map );</text:p>
      <text:p text:style-name="P12">Map&lt;String,Object&gt; map = Converter.cnv( </text:p>
      <text:p text:style-name="P12"><text:s text:c="6"/>new TypeReference&lt;Map&lt;String,Object&gt;&gt;(){}, dto );</text:p>
      <text:p text:style-name="Body"><text:span text:style-name="T1">The bnd JSON Codec extend this model to </text:span><text:span text:style-name="T5">JSON</text:span><text:span text:style-name="T1">.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viations <text:change-start text:change-id="ct105553117831552"/></text:h>
      <text:list xml:id="list6310717108233168752" text:style-name="L5">
        <text:list-item>
          <text:p text:style-name="P21">DTO+ – a DTO with an identity.<text:change-end text:change-id="ct105553117831552"/></text:p>
        </text:list-item>
      </text:list>
      <text:h text:style-name="Heading_20_1"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6472430848053902075" text:style-name="L3">
        <text:list-item>
          <text:p text:style-name="P19">General any-to-any type conversion </text:p>
        </text:list-item>
        <text:list-item>
          <text:p text:style-name="P19">Extension to the DTO model that allows more types to be used in its fields</text:p>
        </text:list-item>
        <text:list-item>
          <text:p text:style-name="P19">Extension to the DTO that provides DTOs with an identity and if applicable comparable.</text:p>
        </text:list-item>
        <text:list-item>
          <text:p text:style-name="P19">DTO support for copying, equals, and diffing</text:p>
        </text:list-item>
        <text:list-item>
          <text:p text:style-name="P19">JSON encoding/decoding</text:p>
        </text:list-item>
      </text:list>
      <text:h text:style-name="Heading_20_1" text:outline-level="1">Use Cases</text:h>
      <text:h text:style-name="P15" text:outline-level="2">Configuration Admin Properties Handling</text:h>
      <text:p text:style-name="P8">Al Bundle uses Configuration Admin and gets his bundle's properties. These properties are:</text:p>
      <text:p text:style-name="P12">port <text:s text:c="9"/>“20”</text:p>
      <text:p text:style-name="P12">host <text:s text:c="9"/>“localhost”</text:p>
      <text:p text:style-name="P12">debug <text:s text:c="8"/>“true”</text:p>
      <text:p text:style-name="P12">pattern <text:s text:c="6"/>“.*”</text:p>
      <text:p text:style-name="P8">Al has defined these property keys in an interfaces:</text:p>
      <text:p text:style-name="P12">interface AlsConfig {</text:p>
      <text:p text:style-name="P12"><text:s text:c="2"/>int port();</text:p>
      <text:p text:style-name="P12"><text:s text:c="2"/>String host();</text:p>
      <text:p text:style-name="P12"><text:s text:c="2"/>boolean debug();</text:p>
      <text:p text:style-name="P12"><text:s text:c="2"/>List&lt;Pattern&gt; pattern();</text:p>
      <text:p text:style-name="P12"><text:soft-page-break/>}</text:p>
      <text:p text:style-name="P8">Using the DTOs service, Al converts the properties to the interface:</text:p>
      <text:p text:style-name="P12">Configuration c = cm.getConfiguration(alsPid,”?”);</text:p>
      <text:p text:style-name="P12">FooConfig config = dtos.convert( c.getProperties() ).to( FooConfig.class);</text:p>
      <text:p text:style-name="P8">Al now has type safe access to its properties, any conversion errors throw exceptions.</text:p>
      <text:h text:style-name="P15" text:outline-level="2">REST API 1</text:h>
      <text:p text:style-name="P7">The OSGi enRoute REST API uses methods to define the URI layout. The first segment of the URI is the REST processor, the next segment is the name of the endpoint service, and the remaining segments are mapped to the arguments of a method. E.g. <text:span text:style-name="Example">GET /rest/foo/widget/12</text:span> is mapped to <text:span text:style-name="Example">getWidget(WidgetRequest opts, int id )</text:span>. The <text:span text:style-name="Example">WidgetOptions</text:span> extends a standard interface to provide access to the actual servlets but is further used to define the body type for POST or PUT requests with the <text:span text:style-name="Example">_body</text:span> method's return type. Any additional methods on this interface are treated as search parameters on the URI (the part after the '?'). For example:</text:p>
      <text:p text:style-name="Code_20_Snipet"><text:s text:c="2"/>interface WidgetOptions extends RESTRequest {</text:p>
      <text:p text:style-name="Code_20_Snipet"><text:s text:c="4"/>Widget _body();</text:p>
      <text:p text:style-name="Code_20_Snipet"><text:s text:c="4"/>List&lt;Glob&gt; q();</text:p>
      <text:p text:style-name="Code_20_Snipet"><text:s text:c="4"/>boolean ignore();</text:p>
      <text:p text:style-name="Code_20_Snipet"><text:s text:c="2"/>}</text:p>
      <text:p text:style-name="Body">The implementation of this REST API must convert the last segments of the URI to the generic parameter types. The implementer uses this code (well, a bit simplified) to map the segments to the arguments:</text:p>
      <text:p text:style-name="Code_20_Snipet">Object[] mapper( Method m, List&lt;String&gt; segments) {</text:p>
      <text:p text:style-name="Code_20_Snipet"><text:s text:c="2"/>Type types[] = m.getGenericParameterTypes()</text:p>
      <text:p text:style-name="Code_20_Snipet"><text:s text:c="2"/>Object parameters[] = new Object[types.length];</text:p>
      <text:p text:style-name="Code_20_Snipet"><text:s text:c="2"/>assert types.length == segments.size();</text:p>
      <text:p text:style-name="Code_20_Snipet"/>
      <text:p text:style-name="Code_20_Snipet"><text:s text:c="2"/>for ( int i=0; i&lt;types.length; i++) {</text:p>
      <text:p text:style-name="Code_20_Snipet"><text:s text:c="4"/>parameters[i] = dtos.convert(segments.get(i)).to(types[i]);</text:p>
      <text:p text:style-name="Code_20_Snipet"><text:s text:c="2"/>}</text:p>
      <text:p text:style-name="Code_20_Snipet"><text:s text:c="2"/>return parameters;</text:p>
      <text:p text:style-name="Code_20_Snipet">}</text:p>
      <text:h text:style-name="Heading_20_2" text:outline-level="2">REST API 2</text:h>
      <text:p text:style-name="Body">In the REST API sketched in the previous use case the body was defined in the <text:s/>RESTRequest interface as the _body method. The implementation of this method is done through a proxy.</text:p>
      <text:p text:style-name="Code_20_Snipet">Type type = requestClass.getMethod(“_body”).getGenericReturnType();</text:p>
      <text:p text:style-name="Code_20_Snipet">if (type != null &amp;&amp; (rq.getMethod().equalsIgnoreCase("POST") </text:p>
      <text:p text:style-name="Code_20_Snipet"><text:s text:c="5"/>|| rq.getMethod().equalsIgnoreCase("PUT"))) {</text:p>
      <text:p text:style-name="Code_20_Snipet"><text:s text:c="2"/>Object body = dtos.encoder(type).get(rsp.getInputStream());</text:p>
      <text:p text:style-name="Code_20_Snipet"><text:s text:c="2"/>args.put("_body", body);</text:p>
      <text:p text:style-name="Code_20_Snipet">}</text:p>
      <text:h text:style-name="Heading_20_2" text:outline-level="2">REST API 3</text:h>
      <text:p text:style-name="Body">Al Bundle needs to provide detailed access to a DTO over a REST interface. He defines the URI as the path into the DTO. That is, he uses an integer for an index in an array or a collection and the name of the field for a DTO or a Map. He uses the enRoute REST API so he defines a getWidget method that provides this access:</text:p>
      <text:p text:style-name="Code_20_Snipet">public Object getWidget( RESTRequest req, int id, String [] path ) {</text:p>
      <text:p text:style-name="Code_20_Snipet"><text:s text:c="2"/>Widget w = getWidget(i<text:change-start text:change-id="ct107202387316416"/>d<text:change-end text:change-id="ct107202387316416"/>);</text:p>
      <text:p text:style-name="Code_20_Snipet"><text:soft-page-break/><text:s text:c="2"/>return w.get( path );</text:p>
      <text:p text:style-name="Code_20_Snipet">}</text:p>
      <text:h text:style-name="Heading_20_2" text:outline-level="2">Configurable</text:h>
      <text:p text:style-name="Body">The bnd Configurable class creates a proxy on an interface. The proxy has access to a map with the properties. The name of the method is then used as a key in the properties. Though the actual Configurable uses a more fancy name mapping, the code looks like:</text:p>
      <text:p text:style-name="Code_20_Snipet">public Object invoke(Object proxy, Method method, Object[] args) </text:p>
      <text:p text:style-name="Code_20_Snipet"><text:s text:c="2"/>throws Throwable {</text:p>
      <text:p text:style-name="Code_20_Snipet"><text:s text:c="2"/>Object v = map.get(method.getName());</text:p>
      <text:p text:style-name="Code_20_Snipet"><text:s text:c="2"/>return dtos.convert(v).to( method.getGenericReturnType());</text:p>
      <text:p text:style-name="Code_20_Snipet">}</text:p>
      <text:h text:style-name="Heading_20_1" text:outline-level="1">Requirements</text:h>
      <text:h text:style-name="Heading_20_2" text:outline-level="2">General</text:h>
      <text:list xml:id="list1882409358338421883" text:style-name="L4">
        <text:list-item>
          <text:p text:style-name="P20">G0010 – Provide a service that can convert any object to a given type. The specification must clearly outline what conversions are possible but must at least allow the simple types, maps, collections, and arrays.</text:p>
        </text:list-item>
        <text:list-item>
          <text:p text:style-name="P20">G0020 – Provide a type reference class</text:p>
        </text:list-item>
        <text:list-item>
          <text:p text:style-name="P20">G0030 – It must be possible to specify the destination type with a class, a generic type<text:change-start text:change-id="ct105553119852096"/> (Type&lt;T&gt;)<text:change-end text:change-id="ct105553119852096"/>, or a type reference. </text:p>
        </text:list-item>
        <text:list-item>
          <text:p text:style-name="P20">G0040 – It must be possible to convert Strings <text:change text:change-id="ct105553119843648"/><text:change-start text:change-id="ct105553119842112"/>to<text:change-end text:change-id="ct105553119842112"/> popular Java types like Pattern, File, Date, Java Date/Time, et<text:change text:change-id="ct106102875655616"/> al. The specification must clearly define the rules for these classes.</text:p>
        </text:list-item>
      </text:list>
      <text:h text:style-name="Heading_20_2" text:outline-level="2">Maps</text:h>
      <text:list xml:id="list738741829" text:continue-numbering="true" text:style-name="L4">
        <text:list-item>
          <text:p text:style-name="P20">M0010 – It must be possible to convert a Map or Dictionary to an interface where the method names are used as keys</text:p>
        </text:list-item>
        <text:list-item>
          <text:p text:style-name="P20">M0020 – It must be possible to convert a DTO+ to a Map&lt;String,Object&gt; and vice versa</text:p>
        </text:list-item>
      </text:list>
      <text:h text:style-name="Heading_20_2" text:outline-level="2">DTOs</text:h>
      <text:list xml:id="list359486135" text:continue-numbering="true" text:style-name="L4">
        <text:list-item>
          <text:p text:style-name="P20"><text:change-start text:change-id="ct106652631448960"/>D0005 – It must be possible to assign an identity to a DTO. This shall be referred to as a DTO+.</text:p>
        </text:list-item>
        <text:list-item>
          <text:p text:style-name="P20"><text:change-end text:change-id="ct106652631448960"/>D0010 – It must be possible to diff two objects of the same type returning information where the DTO+'s differ and in what way.</text:p>
        </text:list-item>
        <text:list-item>
          <text:p text:style-name="P20"><text:soft-page-break/>D0020 – Provide a proper deepEquals that assumes DTO+</text:p>
        </text:list-item>
        <text:list-item>
          <text:p text:style-name="P20">D0030 – Provide<text:change text:change-id="ct107202387316608"/> a way for types to handle conversion from and to strings for non-specified types</text:p>
        </text:list-item>
        <text:list-item>
          <text:p text:style-name="P20">D0040 – Provide a way to set/get fields from a DTO+ through a string path.</text:p>
        </text:list-item>
        <text:list-item>
          <text:p text:style-name="P20">D0050 – Provide a base class for identity DTO+s</text:p>
        </text:list-item>
        <text:list-item>
          <text:p text:style-name="P20">D0060 – Provide a compare function for identity DTOs that have a primary key that is comparable</text:p>
        </text:list-item>
        <text:list-item>
          <text:p text:style-name="P20">D0070 – Provide a way to find out if a DTO+ is complex</text:p>
        </text:list-item>
        <text:list-item>
          <text:p text:style-name="P20">D0080 – Provide a way to find out an object is <text:s/>DTO+</text:p>
        </text:list-item>
        <text:list-item>
          <text:p text:style-name="P20">D0090 – Provide a way to verify that an object is a DTO+ and has no cycles</text:p>
        </text:list-item>
        <text:list-item>
          <text:p text:style-name="P20">D0100 – Provide a deep copy routine for a DTO+</text:p>
        </text:list-item>
        <text:list-item>
          <text:p text:style-name="P20">D0110 – Provide a shallow copy routine for a DTO+</text:p>
        </text:list-item>
      </text:list>
      <text:h text:style-name="Heading_20_2" text:outline-level="2">JSON</text:h>
      <text:list xml:id="list2087985020" text:continue-numbering="true" text:style-name="L4">
        <text:list-item>
          <text:p text:style-name="P20"><text:change text:change-id="ct106102875657728"/><text:change-start text:change-id="ct106102875657920"/>J<text:change-end text:change-id="ct106102875657920"/>0010 – Provide a JSON encoder and decoder that uses the conversion rules for the conversion from JSON types to destination types</text:p>
        </text:list-item>
        <text:list-item>
          <text:p text:style-name="P20"><text:change text:change-id="ct107202387317568"/><text:change-start text:change-id="ct107202385267840"/>J<text:change-end text:change-id="ct107202385267840"/>0020 – JSON decoding must be able to provide a value without specifying any type for the destination</text:p>
        </text:list-item>
        <text:list-item>
          <text:p text:style-name="P20"><text:change text:change-id="ct106652631448000"/><text:change-start text:change-id="ct106652631445120"/>J<text:change-end text:change-id="ct106652631445120"/>0030 – The output must be an OutputStream, <text:change text:change-id="ct107202387313536"/><text:change-start text:change-id="ct107202387318912"/>Appendable<text:change-end text:change-id="ct107202387318912"/>, or String</text:p>
        </text:list-item>
        <text:list-item>
          <text:p text:style-name="P20"><text:change text:change-id="ct106102875664832"/><text:change-start text:change-id="ct106102875663680"/>J<text:change-end text:change-id="ct106102875663680"/>0040 – The input must be an InputStream, Read<text:change-start text:change-id="ct106102875661184"/>able<text:change-end text:change-id="ct106102875661184"/><text:change text:change-id="ct107202387312192"/>, or String</text:p>
        </text:list-item>
        <text:list-item>
          <text:p text:style-name="P20"><text:change text:change-id="ct107202387325632"/><text:change-start text:change-id="ct107202387314496"/>J<text:change-end text:change-id="ct107202387314496"/>0050 – It must be possible to pretty print the output<text:change-start text:change-id="ct106102875657536"/></text:p>
        </text:list-item>
        <text:list-item>
          <text:p text:style-name="P20">J0055 – It must be possible to <text:change-end text:change-id="ct106102875657536"/><text:change-start text:change-id="ct107202387314880"/>generate canonical, compact output<text:change-end text:change-id="ct107202387314880"/></text:p>
        </text:list-item>
        <text:list-item>
          <text:p text:style-name="P20"><text:change text:change-id="ct106102875663872"/><text:change-start text:change-id="ct106102875659840"/>J<text:change-end text:change-id="ct106102875659840"/>0060 – It must be possible to specify the output character set for a stream</text:p>
        </text:list-item>
        <text:list-item>
          <text:p text:style-name="P20"><text:change text:change-id="ct107202387320640"/><text:change-start text:change-id="ct107202387320064"/>J<text:change-end text:change-id="ct107202387320064"/>0070 – It must be possible to specify if nulls are outputed or not</text:p>
        </text:list-item>
        <text:list-item>
          <text:p text:style-name="P20"><text:change text:change-id="ct106652631438400"/><text:change-start text:change-id="ct106652631458944"/>J<text:change-end text:change-id="ct106652631458944"/>0080 – It must be possible to add hook to the conversions for custom types for encoding and decoding</text:p>
        </text:list-item>
      </text:list>
      <text:h text:style-name="Heading_20_1" text:outline-level="1"><text:soft-page-break/>Document Support</text:h>
      <text:h text:style-name="Heading_20_2" text:outline-level="2">References</text:h>
      <text:list xml:id="list128828882255871033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7">Software Requirements &amp; Specifications. Michael Jackson. ISBN 0-201-87712-0</text:p>
        </text:list-item>
      </text:lis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69-Object-Conversion</text:user-defined><text:tab/>Page <text:page-number text:select-page="current">10</text:page-number> of <text:page-count style:num-format="1">10</text:page-count></text:p>
        <text:p text:style-name="Header"/>
        <text:p text:style-name="Header"><text:tab/>Draft<text:tab/><text:modification-date style:data-style-name="N76">May 6,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44</meta:editing-cycles>
    <meta:editing-duration>PT20H30M31S</meta:editing-duration>
    <meta:initial-creator>Peter Kriens</meta:initial-creator>
    <dc:date>2015-05-06T21:44:20</dc:date>
    <dc:creator>David Bosschaert</dc:creator>
    <meta:document-statistic meta:table-count="2" meta:image-count="2" meta:object-count="0" meta:page-count="10" meta:paragraph-count="218" meta:word-count="2584" meta:character-count="15381"/>
    <meta:user-defined meta:name="Company">OSGi Alliance</meta:user-defined>
    <meta:user-defined meta:name="Info 3"/>
    <meta:user-defined meta:name="Info 4"/>
    <meta:user-defined meta:name="RFP Title">RFP-169-Object-Conversion</meta:user-defined>
  </office:meta>
</office:document-meta>
</file>